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0520833333333333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1" table:default-cell-style-name="ce15" table:number-columns-repeated="241"/>
        <table:table-row table:style-name="ro1">
          <table:table-cell table:style-name="ce21" office:value-type="string">
            <text:p>Criminal Offenses - Public Property</text:p>
          </table:table-cell>
        </table:table-row>
        <table:table-row table:style-name="ro1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